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2" style:family="graphic" style:parent-style-name="standard">
      <style:graphic-properties draw:marker-end="Arrowheads_20_1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25cm" svg:x="1cm" svg:y="1cm">
          <text:p text:style-name="P1">Start up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.25cm" svg:x="0.999cm" svg:y="12.499cm">
          <text:p text:style-name="P1">Get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25cm" svg:x="0.999cm" svg:y="15.999cm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25cm" svg:x="0.999cm" svg:y="19.249cm">
          <text:p text:style-name="P1">Choose mode<text:line-break/>Or 5 min pa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5cm" svg:y1="3.25cm" svg:x2="3.499cm" svg:y2="12.499cm" draw:start-shape="id1" draw:start-glue-point="2" draw:end-shape="id2" draw:end-glue-point="0" svg:d="M3500 3250v4625h-1v4624" svg:viewBox="0 0 2 9250">
          <text:p/>
        </draw:connector>
        <draw:connector draw:style-name="gr2" draw:text-style-name="P1" draw:layer="layout" svg:x1="3.499cm" svg:y1="14.749cm" svg:x2="3.499cm" svg:y2="15.999cm" draw:start-shape="id2" draw:start-glue-point="2" draw:end-shape="id3" draw:end-glue-point="0" svg:d="M3499 14749v1250" svg:viewBox="0 0 1 1251">
          <text:p/>
        </draw:connector>
        <draw:connector draw:style-name="gr2" draw:text-style-name="P1" draw:layer="layout" svg:x1="3.499cm" svg:y1="18.249cm" svg:x2="3.499cm" svg:y2="19.249cm" draw:start-shape="id3" draw:start-glue-point="2" draw:end-shape="id4" draw:end-glue-point="0" svg:d="M3499 18249v1000" svg:viewBox="0 0 1 1001">
          <text:p/>
        </draw:connector>
        <draw:connector draw:style-name="gr2" draw:text-style-name="P1" draw:layer="layout" svg:x1="3.499cm" svg:y1="21.499cm" svg:x2="5.999cm" svg:y2="13.624cm" draw:start-shape="id4" draw:start-glue-point="2" draw:end-shape="id2" draw:end-glue-point="1" svg:d="M3499 21499v501h3001v-8376h-501" svg:viewBox="0 0 3002 8377">
          <text:p/>
        </draw:connector>
        <draw:custom-shape draw:style-name="gr1" draw:text-style-name="P1" xml:id="id5" draw:id="id5" draw:layer="layout" svg:width="5cm" svg:height="2.25cm" svg:x="7cm" svg:y="3.75cm">
          <text:p text:style-name="P1">WIFI erro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cm" svg:height="2.25cm" svg:x="7cm" svg:y="6.75cm">
          <text:p text:style-name="P1">Server not foun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2.25cm" svg:x="7cm" svg:y="9.5cm">
          <text:p text:style-name="P1">Bad URI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3.5cm" svg:y1="3.25cm" svg:x2="7cm" svg:y2="4.875cm" draw:start-shape="id1" draw:start-glue-point="2" draw:end-shape="id5" draw:end-glue-point="3" svg:d="M3500 3250v1625h3500" svg:viewBox="0 0 3501 1626">
          <text:p/>
        </draw:connector>
        <draw:connector draw:style-name="gr2" draw:text-style-name="P1" xml:id="id8" draw:id="id8" draw:layer="layout" svg:x1="3.5cm" svg:y1="4.875cm" svg:x2="7cm" svg:y2="7.875cm" draw:start-shape="id6" draw:start-glue-point="0" draw:end-shape="id7" draw:end-glue-point="3" svg:d="M3500 4875v3000h3500" svg:viewBox="0 0 3501 3001">
          <text:p/>
        </draw:connector>
        <draw:connector draw:style-name="gr2" draw:text-style-name="P1" draw:layer="layout" svg:x1="3.5cm" svg:y1="7.875cm" svg:x2="7cm" svg:y2="10.625cm" draw:start-shape="id8" draw:start-glue-point="0" draw:end-shape="id9" draw:end-glue-point="3" svg:d="M3500 7875v2750h3500" svg:viewBox="0 0 3501 2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8T13:16:01.734939587</meta:creation-date>
    <dc:date>2022-03-18T13:21:27.693082797</dc:date>
    <meta:editing-duration>PT5M26S</meta:editing-duration>
    <meta:editing-cycles>1</meta:editing-cycles>
    <meta:document-statistic meta:object-count="14"/>
    <meta:generator>LibreOffice/7.2.5.2.0$Linux_X86_64 LibreOffice_project/20$Build-2</meta:generator>
  </office:meta>
</office:document-meta>
</file>